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Standard">
      <style:paragraph-properties fo:line-height="0.706cm"/>
      <style:text-properties officeooo:rsid="001770ea" officeooo:paragraph-rsid="001770ea"/>
    </style:style>
    <style:style style:name="P2" style:family="paragraph" style:parent-style-name="Standard">
      <style:paragraph-properties fo:line-height="0.706cm"/>
      <style:text-properties officeooo:rsid="001770ea" officeooo:paragraph-rsid="00190cb7"/>
    </style:style>
    <style:style style:name="P3" style:family="paragraph" style:parent-style-name="Standard">
      <style:paragraph-properties fo:line-height="0.706cm"/>
      <style:text-properties officeooo:rsid="001770ea" officeooo:paragraph-rsid="001fff8c"/>
    </style:style>
    <style:style style:name="T1" style:family="text">
      <style:text-properties fo:background-color="#ffff00" loext:char-shading-value="0"/>
    </style:style>
    <style:style style:name="T2" style:family="text">
      <style:text-properties officeooo:rsid="001fff8c" fo:background-color="#ffff00" loext:char-shading-value="0"/>
    </style:style>
    <style:style style:name="T3" style:family="text">
      <style:text-properties officeooo:rsid="001fff8c" fo:background-color="#ffff00" loext:char-shading-value="0"/>
    </style:style>
    <style:style style:name="T4" style:family="text">
      <style:text-properties officeooo:rsid="001fff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以斯帖記的信息</text:span></text:p>
      <text:p text:style-name="P3"><text:span text:style-name="T4">第七講：報復只會增添仇恨</text:span></text:p>
      <text:p text:style-name="P3"><text:span text:style-name="T4">作者: 盧俊義牧師 <text:s/>日期: 2011-03-03 12:05</text:span></text:p>
      <text:p text:style-name="P3"><text:span text:style-name="T4">經文：以斯帖記八：1—17</text:span></text:p>
      <text:p text:style-name="P3"><text:span text:style-name="T4">從第二章開始，以斯帖記的作者一再引領我們認識王后以斯帖是個很有智慧的女子，她不但知道在極困境當中，尋求上帝賜給她智慧、信心、勇氣，能夠使她勇敢地去晉見國王亞哈隨魯，也知道在甚麼情況下替自己和同胞求情。聖經的作者也一再地告訴我們，賞賜生命的是上帝，而賞賜智慧的也是上帝。當</text:span><text:span text:style-name="T3">人面對生命的苦難時，一定要用智慧去面對</text:span><text:span text:style-name="T4">，不是用武力，更不是用金錢，這些東西不是人生命的倚靠，真正可以幫助人的生命除去危險的，是智慧。而智慧是來自上帝，因此，學習認識上帝乃是啟開我們智慧的第一步（箴言一：7）。</text:span></text:p>
      <text:p text:style-name="P3"><text:span text:style-name="T4">再者，在我們生命走過的旅途中，</text:span><text:span text:style-name="T3">會發現有人為了取得某種利益，用極其殘酷的手段謀害他人的生命</text:span><text:span text:style-name="T4">，特別是在政治的較勁、商業的競爭中，這樣的事件真的是屢見不鮮。政治的事件往往發生在那些極權國家中，或是尚未完全民主化的國家中。台灣在戒嚴時代（一九四九年至一九八七年）發生這樣的案件可說是不勝枚舉，而早在一九四九年發佈戒嚴令之前，已經發生過一九四七年的「二二八事件」了。這個事件幾乎就是對台灣人民大屠殺的紀錄。但是，我們知道這樣的事件，無論統治者如何隱藏、遮掩，或是用盡所有的方式要消滅證據，總是有被暴露的時候。宰相哈曼設計要消滅猶太人，以及王宮官員末底改的事件就是很好的例子，在他看來，可能是天衣無縫，連國王亞哈隨魯都不知道他在家裡建造一座高達二十二公尺的絞刑台要處死末底改，但是，結果還是被揭發出來了。這個絞刑台不但沒有絞死末底改，相反的，卻是絞斷了自己的生命。我說過，生命來自上帝的賞賜，奪取別人的生命，殘害他人的生命，都是對上帝創造的污衊，上帝絕對不會靜默不語，也不會袖手旁觀，有一天祂定會出手懲罰這樣污衊祂創造的人。</text:span></text:p>
      <text:p text:style-name="P3"/>
      <text:p text:style-name="P3"><text:span text:style-name="T4">現在讓我們來看看所讀這章經文的內容：</text:span></text:p>
      <text:p text:style-name="P3"><text:span text:style-name="T3">第八章一至二節</text:span><text:span text:style-name="T4">：1當天，亞哈隨魯王把猶太人的敵人哈曼所有的財產都給了以斯帖。以斯帖告訴王，末底改是她的親屬。從那時起，末底改獲准進到王的面前。2王把從哈曼那裡追討回來的印章戒指取下來，給了末底改。以斯帖也委派末底改管理哈曼的財產。</text:span></text:p>
      <text:p text:style-name="P3"/>
      <text:p text:style-name="P3"><text:span text:style-name="T4">在古時候，如果被判定有圖謀國王罪刑的人，幾乎可以說會被抄家滅族，這樣的案例在中國帝制時代並不是新鮮事。雖然在這裡並沒有說明亞哈隨魯王是這樣處置宰相哈曼的家族，但是這裡說將他的所有財產沒收，並將之交給以斯帖，也差不多是這個意思。因為所有的財產被沒收後，他的家族或是家裡的人就很難過生活了。</text:span></text:p>
      <text:p text:style-name="P3"><text:span text:style-name="T4">值得注意的是，原本亞哈隨魯王並不知道以斯帖是猶太人，現在是為了此事件，以斯帖表明自己是猶太人，並且讓國王知道她和末底改有親屬（養父與養女）的關係。</text:span><text:span text:style-name="T3">國王並沒有因為他們父女都是猶太人，而驚訝，或是鄙視他們，相反地，卻擴大獎賞他們</text:span><text:span text:style-name="T4">。原因之一是末底改原本就有恩於王朝，因為他通報王宮內有太監預謀殺害國王亞哈隨魯，而這件事才在幾天前受到國王的特殊地榮譽獎賞。如今又知道末底改是他所鍾愛的王后以斯帖的養父，而以斯帖更是讓國王知道宰相哈曼欺騙了國王的首功，這等於是</text:span><text:soft-page-break/><text:span text:style-name="T4">雙倍的功勞，因此，國王就大大獎賞這對父女，除了將謀叛者哈曼的財產送給以斯帖之外，同時將代表國王的印戒從哈曼的手上取下戴在末底改的手上。這就表示末底改可以代表國王的身分執行命令（參考三：10—11），例如他可以確實執行沒收哈曼的財產，轉移到以斯帖的帳戶裡。</text:span></text:p>
      <text:p text:style-name="P3"/>
      <text:p text:style-name="P3"><text:span text:style-name="T3">第三至八節</text:span><text:span text:style-name="T4">：3後來，以斯帖又俯伏在王腳前，哭著哀求王，請王制止亞甲人哈曼要滅絕猶太人的陰謀。4王向以斯帖伸出金杖，以斯帖就站起來，說：5「我若蒙陛下的恩寵，陛下關心我，覺得我的請求是妥當的，就請下一道御旨，撤銷哈曼發出的命令。亞甲人哈米大他的兒子哈曼發出的命令是要滅絕國內所有的猶太人。6我怎能忍心看著我的同胞被滅絕呢？我怎能忍心看著我的親屬被殺害呢？」</text:span></text:p>
      <text:p text:style-name="P3"><text:span text:style-name="T4">7亞哈隨魯王對王后以斯帖和猶太人末底改說：「就這麼辦吧！為了哈曼殺害猶太人的陰謀，我已經吊死了他，又把他的財產給了以斯帖。8但是，用王的名義發出的通告，上面有王的印，是不能撤銷的。不過，我准你們按照你們的意思發通告給猶太人；你們也可以用我的名義發出，並且蓋上王印。」</text:span></text:p>
      <text:p text:style-name="P3"/>
      <text:p text:style-name="P3"><text:span text:style-name="T4">第三至四節，「後來，以斯帖又俯伏在王的腳前」，這是過了宴席的時間。後來，是經過了多少天，並沒有說，因為她要請求國王接見她，都必須得到國王伸出金杖，否則就會有生命的危險（參考四：11）。現在這裡是第二次以斯帖請求晉見國王，也是國王第二次伸出金杖允許接見以斯帖。可以說是第</text:span><text:span text:style-name="T3">二次冒著生命危險要為自己的猶太同胞請求國王的寬恕，免遭滅絕</text:span><text:span text:style-name="T4">。</text:span></text:p>
      <text:p text:style-name="P3"><text:span text:style-name="T4">從第三至六節，我們看到波斯帝國當時法令的嚴厲，即使已經發出的命令，如果是蓋上國王印章，且已經公佈的，就算是國王想要更改也不可得。除非重新頒佈另一條新的法令，且蓋上王的印戒，讓原先的法令和新的法令相抵銷，否則，既已經頒佈，就必須按照所頒佈的法令去執行。這和今天台灣政壇上所謂「朝令夕改」的政治風格相差甚遠。這也說明了在波斯帝國時代，國王不能更改已經頒佈出去的法令（參考一：19），因為法令一出，確實是駟馬難追。這裡再次看到這本經書寫作上的特色—兩次。在第一章十九節提到</text:span><text:span text:style-name="T3">以國王的名發出的命令，不能更改</text:span><text:span text:style-name="T4">。現在再一次說明這件事（八：8）。</text:span></text:p>
      <text:p text:style-name="P3"><text:span text:style-name="T4">以斯帖要求國王撤銷哈曼用國王的名義所頒佈的消滅猶太人之計畫。其實，以斯帖這樣請求也是在提醒亞哈隨魯王，他本身也要對這件消滅猶太人的計畫負責，因為那是蓋上國王印戒的詔書，是經過國王的同意才發出的命令。但就像我在前面說過的，以斯帖是很聰明的女子，</text:span><text:span text:style-name="T3">他沒有說出是國王的名字發出的詔書，而是說那是哈曼發出的命令</text:span><text:span text:style-name="T4">，且強調哈曼就是要消滅猶太人的劊子手。第六節平行句，前者說「同胞」，後者用「親屬」。其實，無論是同胞或是親屬，都牽扯得上以斯帖的關係，因為她和養父末底改都是猶太人，且他們兩人都有功於亞哈隨魯王。</text:span></text:p>
      <text:p text:style-name="P3"><text:span text:style-name="T4">另一方面，我們也看到以斯帖並沒有因為自己已經得到萬貫的家財，和養父得到國王的特殊寵愛，就將自己同胞的生命威脅置之腦後。她還是記得她此次擺設宴席最主要的使命，就是要替所有猶太人生命求情的。這種情操是作者寫此書時所要傳述的一個中心信息。一個人如果自己飛黃騰達，卻把自己同胞、親人的苦難給忘卻了，這樣的人在作者眼中不是個聰明人，也不是應該有的生命態度。作者要強調的是，</text:span><text:span text:style-name="T3">每一個人都對自己同胞、親人的生命苦難有責任</text:span><text:span text:style-name="T4">。</text:span></text:p>
      <text:p text:style-name="P3"><text:span text:style-name="T3">第九至十四節</text:span><text:span text:style-name="T4">：9於是，在三月，就是西彎月的二十三日，末底改召來王的書記，要他們發通告給猶太人，以及從印度到古實共一百二十七省的省長和行政官員。這通告是用各省的方言和猶太人的語文寫的。10末底改用亞哈隨魯王的名義，蓋上王印，頒佈這份通告，並且命令送信的人騎上皇家最快速的馬去傳遞。</text:span></text:p>
      <text:p text:style-name="P3"><text:soft-page-break/><text:span text:style-name="T4">11這通告說，王准許各城市的猶太人組織起來自衛。無論受到哪一省哪一國的武力攻擊，他們都可以反擊、殺戮、滅絕那些人，連他們的妻子兒女也可以滅絕，並且奪取他們的財物。12這通告適用於全國各省，在十二月，就是亞達月的十三日、原定殺滅猶太人的那一天生效。13這通告要像頒佈法律一樣公佈出去，使各省的每一個人都知道。這樣，猶太人可以準備好，在那天向他們的敵人報仇。14於是，送信的人奉王的命令，騎上王家快馬，奔馳傳遞通告；這通告也在首都書珊公佈了。</text:span></text:p>
      <text:p text:style-name="P3"/>
      <text:p text:style-name="P3"><text:span text:style-name="T4">這段經文和第三章十二至十四節是平行的。</text:span><text:span text:style-name="T3">其中惟一的差別是在第九節這裡有特別強調，除了用各省的方言之外，還加上了「猶太人的語文」</text:span><text:span text:style-name="T4">。上次是因為要消滅猶太人，所以沒有特別說明是否有「猶太人的語文」，現在是要幫助猶太人脫離危險，可以自行武裝起來抵抗要殺害他們的人，因此詔書是除了各省的省長和行政官員外，也是要發給猶太人看的，所以特別強調國王的詔書中，也有「猶太人的語文」。</text:span></text:p>
      <text:p text:style-name="P3"><text:span text:style-name="T4">西彎月，這是巴比倫月曆的三月，也就是現在的六月。同樣由國王的書記官來寫詔書。上次是在「正月」發出詔書，現在則是經過了三個月後再發一次詔書。換句話說，這兩次詔書之間已經有了三個月的時差了。</text:span></text:p>
      <text:p text:style-name="P3"><text:span text:style-name="T4">第十一節是詔書的內容，清楚地說明要猶太人起來「武裝自衛」，甚至可以「反擊、殺戮、滅絕」那些想要殺害他們的人，包括他們的家人，而且還可以奪取他們的財物，這些都是和他們被列入滅絕相對稱。如果比較第九章十八節，可以看到執行這項報復行動的時間，後來又加上了一天，共計兩天，也就是十三、十四兩天，這是因為以斯帖的請求的緣故，得到國王亞哈隨魯的同意。可是，</text:span><text:span text:style-name="T3">單單兩天在波斯帝國境內總共就殺死了七萬五千人（九：16）</text:span><text:span text:style-name="T4">，作者說這些人是恨猶太人的人。到底這七萬五千人是不是波斯人？我想必定有波斯人包括在內，且這個數目相當龐大。很明顯的，這是採取</text:span><text:span text:style-name="T3">「報復」的手段，而這一點也是這本經書受到相當質疑的地方，</text:span><text:span text:style-name="T4">尤其是這裡並沒有說明他們可以攻擊的對象是甚麼人，如果攻擊他們的人是波斯人呢？國王會同意他們對統治者自己的人民發出攻擊嗎？且對象是普遍的，不是單一個人像哈曼這樣的，照理說，這是不太可能的事。我曾說過，仇恨只會增加更多的仇恨，對於社會的和諧沒有任何幫助。只有寬恕才能尋求和平的來臨。</text:span></text:p>
      <text:p text:style-name="P3"><text:span text:style-name="T4">在</text:span><text:span text:style-name="T3">「次經—以斯帖補篇」</text:span><text:span text:style-name="T4">有記載亞哈隨魯王發出的詔書內容，其中有一段是這樣寫著：</text:span></text:p>
      <text:p text:style-name="P3"><text:span text:style-name="T4">「然而哈曼的傲慢毫無止盡，他企圖謀殺我，並且企圖顛覆王國。在他虛偽且詭詐的計謀中，他要求處死末底改—他曾救過我的命，並且輔佐著我。他甚至要求處死我們無辜的王后以斯帖，實際上是要處死所有的猶太人。他的目的是在使我們孤立無援，好讓馬其頓人來顛覆我們波斯帝國。儘管這個邪惡的罪犯圖謀清除猶太人，然而我還是發現這些猶太人無論如何不是賣國賊，恰好相反，他們正在受制於公正的法律。他們敬拜永生的上帝，最崇高且偉大的上帝，祂是從古迄今一直保佑著我們王國繁榮昌盛的上帝。</text:span></text:p>
      <text:p text:style-name="P3"><text:span text:style-name="T4">有鑑於上述的原因，我奉勸你們不要執行由哈曼派人發送的詔書中所載明的命令。他這個人應對所有這一切負罪責，他和他的全家已經被懸掛在書珊城門上了。治理萬物的上帝迅速使他受到了應得的懲罰。」</text:span></text:p>
      <text:p text:style-name="P3"><text:span text:style-name="T4">從上述詔書的這段內容來看，我們可以發現有三點非常重要的地方，1.是認為</text:span><text:span text:style-name="T3">哈曼也想殺害王后以斯帖</text:span><text:span text:style-name="T4">，這一點是亞哈隨魯王所無法接受的，因為他是真的深深地愛著王后以斯帖。2.表面上看來是要消滅猶太人，</text:span><text:soft-page-break/><text:span text:style-name="T4">其實</text:span><text:span text:style-name="T3">真正的動機是要引進馬其頓人來顛覆波斯帝國</text:span><text:span text:style-name="T4">，這一點已經影響到國家的安全。換句話說，哈曼的忠誠度已經被推翻了。3.</text:span><text:span text:style-name="T3">王國的興衰與猶太人所敬拜的上帝有分不開的關係</text:span><text:span text:style-name="T4">。</text:span></text:p>
      <text:p text:style-name="P3"/>
      <text:p text:style-name="P3"><text:span text:style-name="T3">第十五至十七節</text:span><text:span text:style-name="T4">：15末底改穿著藍色白色的朝服，披上紫色麻紗的披肩，戴著金的冠冕離開了王宮；書珊城的街頭巷尾都充滿了快樂的歡呼。16對猶太人來說，這真是歡喜、快樂、欣慰、光榮的事。17王的通告傳到各省各城，猶太人讀到了，就充滿歡喜快樂，歡宴放假來慶祝。許多當地的人因怕猶太人就入了猶太籍。</text:span></text:p>
      <text:p text:style-name="P3"/>
      <text:p text:style-name="P3"><text:span text:style-name="T4">這段經文剛好</text:span><text:span text:style-name="T3">和第三章十五節以及第四章三節相對照</text:span><text:span text:style-name="T4">；在第三章十五節說國王的詔書在書珊城以及各省公佈之後，書珊城的人是陷入「慌亂狀態」，以及猶太人「悲痛哀傷。他們禁食、哭泣、哀號；大多數的人披上麻衣，躺在灰裡」。現在新的詔書公佈出來後，書珊城的街頭巷尾都是充滿了快樂的歡呼。而猶太人則是感到「歡喜、快樂、欣慰、光榮」。他們並且因此大事慶祝，可能因為詔書所說的，他們可以對他們的仇敵採取報復手段，因此，有許多人害怕受「迫害」，就加入了猶太籍。</text:span></text:p>
      <text:p text:style-name="P3"><text:span text:style-name="T4">第十五節形容末底改的官職相當高；他穿的是藍白色朝服，這都是在表示高貴的顏色，尤其是他披的是「紫色麻紗的披肩」。當時</text:span><text:span text:style-name="T3">「紫色」是相當貴重的顏料</text:span><text:span text:style-name="T4">，必須潛入地中海的海底採取深海貝螺，然後將之曝曬在陽光下，等貝螺吐出唾液，趕緊將之伴著絲線攪染。而通常只會派奴隸潛下海底，能夠生還者不多，因為沒有潛水設備。因此，能夠穿紫色衣袍的人，只有大富貴的人，或是國王之類的。再者，麻紗，這是當時埃及最出名的手工織品，屬於高級的衣料。耶穌基督在路加福音第十六章十九節的比喻中，形容那位富人的穿著就是像這樣的紫色袍和細麻衣服（參考和合本譯本，現代中文譯本改為「華麗的衣服」，看不出這位富人穿著的貴重，和他富有的身價）。</text:span></text:p>
      <text:p text:style-name="P3"/>
      <text:p text:style-name="P3"><text:span text:style-name="T4">讓我們來想想這段經文帶來的信息：</text:span></text:p>
      <text:p text:style-name="P3"><text:span text:style-name="T4">一、</text:span><text:span text:style-name="T3">能寬恕人的事，就寬恕吧</text:span><text:span text:style-name="T4">。</text:span></text:p>
      <text:p text:style-name="P3"><text:span text:style-name="T4">當亞哈隨魯王將心中懷有惡意的宰相哈曼給處死之後，他並沒有想到進一步地採取任何行動，而以斯帖還持續關心她的同胞猶太人的生命安全，這原本也是她設宴席請亞哈隨魯王和哈曼的主要目的，就是希望國王亞哈隨魯能將他所頒佈的屠殺猶太人詔書撤銷。但是，波斯帝國的法律規定，已經公佈的詔書無法取消時，國王為了取悅王后以斯帖，以一紙新的詔書來「抵銷」舊的詔書，這應該是一個好機會，使猶太人得到生存機會。</text:span><text:span text:style-name="T3">可惜的是我們看到從危險中脫離，且得到權位的末底改不但沒有用更寬大的胸襟來對待別人，反而在以亞哈隨魯王之名頒發的詔書中，竟然是用「反擊、殺戮、滅絕」來對待那些敵對他們的人，甚至「連他們的妻子、兒女也可以滅絕，並且奪取他們的財物」，這樣的做法是在進行報復</text:span><text:span text:style-name="T4">，結果當這詔書傳到波斯各省去公佈後，引起「當地許多的人因害怕猶太人就入了猶太籍」，其實這樣也是</text:span><text:span text:style-name="T3">為他們後代子孫的生存埋下了不安的種子</text:span><text:span text:style-name="T4">，實在值得我們警戒。</text:span></text:p>
      <text:p text:style-name="P3"><text:span text:style-name="T4">上代的歷史是我們這代最好的鏡子，可以幫助我們看到自己，也看到過去走過的路徑。無論在甚麼地方，只要是用「報復」的態度和手段對待那些曾經以惡劣態度對待我們的人，所帶來的還是同樣的結果—遭到報復。這樣只會徒增更多的生命遭到摧殘，帶來更多的哀號和仇恨，對人生命的尊嚴和價值一點意義也沒有。我們看到以色列人民和巴勒斯坦人民之間的冤仇就是個很好的例證，從古代迄今，無謂的死傷</text:span><text:soft-page-break/><text:span text:style-name="T4">真是何其多啊！感謝上帝的帶領，這一代的領導者已經知道用寬恕的心，彼此相對待了。這兩個延續好幾個世代，經歷過好幾千年，彼此相仇視的民族，已經開始學習相互接納了，我們要因此感謝上帝的憐憫和賜福。</text:span></text:p>
      <text:p text:style-name="P3"><text:span text:style-name="T4">無論在甚麼地方，或是甚麼民族都一樣，仇恨只會帶來更多的冤屈和殺戮，不會帶來和平。要想得到和平，沒有簡便的捷徑，惟一的一條通道就是寬恕。我知道這不是一條好走的路，也不是容易做得到的事，特別是對那些受過災難的人來說更是如此。但是我知道，耶穌基督在十字架上的這句話是我們最好學習的金句：「父親哪，赦免他們，因為他們不曉得自己在做甚麼。」（路加福音廿三：）</text:span></text:p>
      <text:p text:style-name="P3"><text:span text:style-name="T3">歷史可以幫助我們反省，但聖經幫助我們知道自己的軟弱和有限</text:span><text:span text:style-name="T4">，因此，學習寬恕的心需要更大的宗教情操和素養，否則很難達成。我們的社會暴戾之氣甚重，原因是缺乏基督教信仰的內涵，而這點正好是基督徒和教會最好的宣教契機。讓我們用更多聖經的話語來幫助咱台灣社會，建立一個寬恕、憐憫的生活環境，這樣，我們才能期盼一個和諧的未來社會的來臨。</text:span></text:p>
      <text:p text:style-name="P3"/>
      <text:p text:style-name="P3"><text:span text:style-name="T4">二、</text:span><text:span text:style-name="T3">不要因為我們的存在，使別人害怕，要因為我們的存在使別人感到生命的喜悅</text:span><text:span text:style-name="T4">。</text:span></text:p>
      <text:p text:style-name="P3"><text:span text:style-name="T4">當亞哈隨魯王為了讓猶太人能保護自己免於被屠殺的危險，頒發詔書給所有的猶太人和全國各省的行政長官，允許猶太人可以「武裝自衛」時，他們卻用「反擊、殺戮、滅絕那些人，連他們的妻子兒女也可以滅絕，並且奪取他們的財物」，這樣的方式來「自衛」，這是很危險的做法，就像我在前面所說的，</text:span><text:span text:style-name="T3">這已經不是「自衛」，而是「報復」</text:span><text:span text:style-name="T4">，因為這樣的結果雖然是為猶太人帶來「歡喜、快樂、欣慰、光榮」，可是卻換來「許多當地的人因怕猶太人就入了猶太籍」，這對於族群的和諧相處絕對不是好事，對整個社會和平運動只是徒增更多的障礙。</text:span></text:p>
      <text:p text:style-name="P3"><text:span text:style-name="T4">我們應該知道人類的歷史沒有永遠是強勢的民族，也沒有永遠都是弱勢的族群。如果因為自己的強大、有力，造成弱勢者的膽怯，這樣的社會並不是健康的社會，因為有一天，當輪到自己變成弱勢，而別人也用相同的態度還擊時，自己就會感受到生存的不安全感，那樣</text:span><text:span text:style-name="T3">「以牙還牙、以眼還眼」的惡性循環</text:span><text:span text:style-name="T4">，只會使生命帶來痛苦，不會有喜樂。很可惜的是猶太人藉由末底改之手頒下的詔書，沒有從哈曼的事上學到反省，他用相同的手段對待哈曼所屬的族群，或是其他不喜歡猶太人的人，這樣採取「報復」的手段，從表面上看來是「武裝自衛」，卻造成「許多當地的人因怕猶太人就入了猶太籍」，這就埋下了往後猶太人與他族人打打殺殺的後果，實在很可惜。</text:span></text:p>
      <text:p text:style-name="P3"><text:span text:style-name="T4">作為基督徒應該有這樣的認識：</text:span><text:span text:style-name="T3">我們的存在不是要造成別人的擔憂、害怕，而是要使別人因著我們感受到生命的喜悅</text:span><text:span text:style-name="T4">，這點認識是非常重要的。我常常聽到有些姊妹在述說他們嫁到非基督徒家庭去的經驗—害怕。因為夫家的整個家族都是民間宗教信仰的，對那些陌生的神像、宗教禮儀、祭祀祖先等等，尤其是在遇到喪事時，更是害怕到極點。有的姊妹甚至說到自己有過好幾年的時間都是生活在「恐懼」的陰影中，她無法參加禮拜，吃飯的時候也不敢公開祈禱，一直等到有一天夫婿也跟著她來信耶穌基督後，才逐漸解除這樣的壓迫感。每次聽到這樣的見證時，很多人都會為這些姊妹的際遇而感觸良多。但是，別忘了，我也曾聽到不少姊妹告訴我說，她剛嫁到基督徒家庭的時候，也是很恐懼，因為他的夫家全部都是基督徒，使她在適應不同信仰的家庭生活時，感到不安全感。她們常聽到的一句話是：嫁入基督徒家庭，就要跟隨我們拜上帝。我們豈不是也常常看到街道旁的電線桿上貼著「世界末日到了」、或是「不信的人會下地獄」等類似的標語嗎？想想看，如果你每天上班或下班，或出門去旅遊，看到這樣的</text:span><text:soft-page-break/><text:span text:style-name="T4">句子，你會覺得生命有喜樂嗎？我們豈不是也常常看到有些教會的「福音車」上寫著斗大句子—「大災難來了」，這樣車子真的開起來會讓人看到充滿生命的喜樂嗎？我甚至很懷疑開這樣的車子的人是否會有愉快的心情，說是在傳福音。如果生命是生存在這樣的環境中，那實在是很大的負擔啊！</text:span><text:span text:style-name="T3">基督教的信仰不是使人感到恐懼的，而是要使人的生命得到平安、喜悅</text:span><text:span text:style-name="T4">。因為耶穌基督的福音是要拯救人的生命，使人的生命從苦難、絕望當中看到生命的亮光，也看到生命的盼望，怎麼會是「大災難來了」？怎麼會是「世界末日到了」呢！不，不應該是這樣的！耶穌基督告訴我們，他來是帶給我們生命的「喜樂」，並且是要我們的「喜樂滿溢」（約翰福音十五：11、20、22、24）。他對跟隨他的人說：</text:span></text:p>
      <text:p text:style-name="P3"><text:span text:style-name="T4">「來吧，所有勞苦、背負重擔的人都到我這裡來！我要使你們得安息。你們要負起我的軛，跟我學，因為我的心柔和謙卑。這樣，你們就可以得到安息。我的軛是容易負的；我的擔子是輕省的。」（馬太福音十一：28—30）</text:span></text:p>
      <text:p text:style-name="P3"><text:span text:style-name="T4">看，耶穌基督是這樣告訴跟隨他的人，生命沈重的負擔可以在他裡面得到釋放，也可以在他的裡面得到「安息」，這「安息」指的就是平安、喜樂的意思。</text:span></text:p>
      <text:p text:style-name="P3"><text:span text:style-name="T4">同樣的，作為基督徒就是要像耶穌基督一樣，不是要使人感到恐懼、害怕，而是要使人因著我們感受到生命的活力，使別人因著我們，在他們的生命中充滿了喜悅。</text:span></text:p>
      <text:p text:style-name="P3"><text:span text:style-name="T4">（講於一九九九年十二月五日）</text:span></text:p>
      <text:p text:style-name="P3"/>
      <text:p text:style-name="P3"/>
      <text:p text:style-name="P3"/>
      <text:p text:style-name="P3"/>
      <text:p text:style-name="P3"><text:span text:style-name="T4">心情，因為在現今的時代，如果是用這種「反擊、殺戮、滅絕」，且連敵對的「妻子兒女也可以滅絕，並「奪取他們的財物」的方式，且將執行的內容公告貼出，那將會讓整個國際社會大大反彈，不但達不到效果，還會引來干預。當然，也可以想像得到，雖然在近代社會不會有這樣「傻」的政府，會將這種殘酷的手段公諸於大眾，允許他們的人民，甚至是部隊做出這樣殘酷、無人性的行為。不過，在暗地裡有些國家、地區，內戰還是發生了，除了在</text:span><text:span text:style-name="T3">一九六○年代中國文化大革命</text:span><text:span text:style-name="T4">中，被殺死的人數以千萬計之外，</text:span><text:span text:style-name="T3">一九八○年代發生於高棉的「赤棉游擊隊」大肆屠殺異己、殘害自己同胞</text:span><text:span text:style-name="T4">的做法也令世人震撼。而在</text:span><text:span text:style-name="T3">非洲則以一九九四年發生在盧安達的大屠殺事件</text:span><text:span text:style-name="T4">，引起國際社會的高度關切，聯合國甚至為此特別組成一個專案小組調查此事件，且在最近提出報告，嚴詞譴責聯合國前後任秘書長蓋里和安南，以及美國和比利時等國家，認為他們也必須為此種族大屠殺的事件負責任，因為他們有能力可以阻止，卻未能及時阻止此事的發生。現任聯合國秘書長安南已經發表道歉聲明，表示「深感懊悔」。這件盧安達種族大屠殺事件是發生在一九九四年四月至七月之間，激進派的胡圖族民兵在總統座機被擊落後，展開一連串對少數的圖西族人和溫和派胡圖族人進行大屠殺，在百日之內就屠殺了八十萬人的生命。且這場內戰還導致連鎖反應，隔鄰的薩伊民主共和國因此發生內戰至今未休，人民的生靈塗炭！</text:span></text:p>
      <text:p text:style-name="P3"><text:span text:style-name="T4">戰爭，無論它的理由是多麼地堂皇，都會使大家生活在不安寧的環境中，沒有一個人是戰勝者，或是勝利者。就像德國政府至今還得為第二次大戰期間對猶太人，和對其他族群的人民所造成的傷害繼續賠償，它最近就成立了一個金額高達一百億馬克（合五十二億美元）的基金，作為賠償多達二百三十萬仍活著的第二次大戰期間的所謂「納粹奴工」，這些奴工大多是來自東歐與中歐的非猶太人。看，上一代的人</text:span><text:soft-page-break/><text:span text:style-name="T4">所造成踐踏人命的後果，這一代的人卻要為此付出代價，就像以色列人民和巴勒斯坦人、阿拉伯人之間關係一樣，幾千年來就是不斷地打打殺殺，一個新生命才剛出生，就得被迫面對戰爭、飢餓等死亡的挑戰、威脅。</text:span><text:span text:style-name="T3">這樣的生命豈不是非常違背上帝原先創造的本意？因為上帝創造人的生命，為的是要延續生命，不是要殺戮、滅絕。</text:span><text:span text:style-name="T4">創世記第四章提供一則很好的題材：亞當的兒子該隱，因為殺死他的弟弟亞伯，被上帝驅逐，上帝並且表示不再見他的面（創世記四：14）。然後該隱的兒子以諾的後代曾孫拉麥娶了兩個妻子—亞大和洗拉。有一天，拉麥對兩個妻子唱這樣的詩歌說：</text:span></text:p>
      <text:p text:style-name="P3"><text:span text:style-name="T4">「亞大、洗拉，要聽我說；</text:span></text:p>
      <text:p text:style-name="P3"><text:span text:style-name="T4">拉麥的妻子啊，要細心聽：</text:span></text:p>
      <text:p text:style-name="P3"><text:span text:style-name="T4">我殺害那傷害我的人；</text:span></text:p>
      <text:p text:style-name="P3"><text:span text:style-name="T4">我殺死那擊傷我的少年。</text:span></text:p>
      <text:p text:style-name="P3"><text:span text:style-name="T4">殺害該隱的人要賠上七條命；</text:span></text:p>
      <text:p text:style-name="P3"><text:span text:style-name="T4">殺死我的人必須賠上七十七條命。」（創世記四：23—24）</text:span></text:p>
      <text:p text:style-name="P3"><text:span text:style-name="T4">拉麥這種對人的方式比他的祖先該隱還要殘酷的手段，絕對不是上帝喜歡看到的，</text:span><text:span text:style-name="T3">結果該隱的後代就這樣結束了</text:span><text:span text:style-name="T4">。因為殺戮不是上帝允許的，不可能得到上帝的賜福。沒有上帝的賜福，生命就會枯萎，無法延續下去。創世記的作者說：</text:span></text:p>
      <text:p text:style-name="P3"><text:span text:style-name="T4">「亞當又與他的妻子同房，生出一個兒子，取名塞特。夏娃說：『上帝給了我一個兒子，替代被該隱殺害的亞伯。』塞特生了一個兒子，取名以挪士。那時候，人開始求告『耶和華』的名。」（創世記四：25—26）</text:span></text:p>
      <text:p text:style-name="P3"><text:span text:style-name="T4">請注意這段經文，很清楚說到該隱的後代消失，他被新的後代塞特取代了，因為塞特的後代以挪士知道「求告耶和華的名」。</text:span><text:span text:style-name="T3">知道求告耶和華上帝的名，意思就是知道怎樣尊重生命，看重生命，這樣的生命才是上帝所喜歡的</text:span><text:span text:style-name="T4">，也才會不斷地得到上帝賜福延續下去。後來新約聖經的作者就以塞特作為亞當的族譜（參考路加福音三：38）。</text:span></text:p>
      <text:p text:style-name="P3"><text:span text:style-name="T4">這讓我們學習到一件非常重要的信息：任何理由都不能成為我們殘害別人生命的藉口，各人的恩怨更不能成為尋仇的動機，因為這都不是上帝所喜歡的行為。我在前一講說過，我們欣賞王后以斯帖的智慧，知道在危機來臨的時候，懇切求告上帝的幫助，但是，當她得到平反的機會後，卻一再採取報復的方式對待仇敵，這樣的態度並不足取。再者，表面上看來，末底改得到榮華富貴和高官爵位，也為猶太人帶來復仇的機會，但是，卻也因為這樣，使猶太人在往後的日子裡，增加了與其他外族人之間更多的冤仇，使後代子孫的生存暗伏許多殘殺的威脅，並不是好的榜樣。</text:span></text:p>
      <text:p text:style-name="P3"><text:span text:style-name="T4">現在我們所讀的這段經文，是談及有關後來在波斯帝國境內的猶太人如何反撲他們仇敵的情形，他們不再是被迫害者，而變成是戰勝者，但是，缺少憐憫的心，是非常危險的，因為那不是上帝所喜悅的行為。我們從這段經文看到普珥節的由來，但卻沒有被傳承在聖經或任何其他經典中，甚或是先知運動的教訓中，其原因也是在此吧。</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1:39:11.849888146</meta:creation-date>
    <dc:date>2017-06-03T20:11:16.364097272</dc:date>
    <meta:editing-duration>PT4H22M33S</meta:editing-duration>
    <meta:editing-cycles>8</meta:editing-cycles>
    <meta:generator>LibreOffice/5.1.6.2$Linux_X86_64 LibreOffice_project/10m0$Build-2</meta:generator>
    <meta:document-statistic meta:table-count="0" meta:image-count="0" meta:object-count="0" meta:page-count="7" meta:paragraph-count="55" meta:word-count="9231" meta:character-count="9290" meta:non-whitespace-character-count="9285"/>
  </office:meta>
</office:document-meta>
</file>